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ebus" style:family="table">
      <style:table-properties style:width="133.37mm" fo:margin-left="19.03mm" table:align="left" style:may-break-between-rows="true" table:border-model="collapsing"/>
    </style:style>
    <style:style style:name="rebus.A" style:family="table-column">
      <style:table-column-properties style:column-width="6.35mm"/>
    </style:style>
    <style:style style:name="rebus.B" style:family="table-column">
      <style:table-column-properties style:column-width="8.59mm"/>
    </style:style>
    <style:style style:name="rebus.C" style:family="table-column">
      <style:table-column-properties style:column-width="8.47mm"/>
    </style:style>
    <style:style style:name="rebus.D" style:family="table-column">
      <style:table-column-properties style:column-width="8.57mm"/>
    </style:style>
    <style:style style:name="rebus.P" style:family="table-column">
      <style:table-column-properties style:column-width="7.9mm"/>
    </style:style>
    <style:style style:name="rebus.1" style:family="table-row">
      <style:table-row-properties fo:keep-together="auto"/>
    </style:style>
    <style:style style:name="rebus.A1" style:family="table-cell">
      <style:table-cell-properties fo:background-color="transparent" fo:padding="0mm" fo:border="none" style:writing-mode="page">
        <style:background-image/>
      </style:table-cell-properties>
    </style:style>
    <style:style style:name="rebus.H1" style:family="table-cell">
      <style:table-cell-properties fo:background-color="transparent" fo:padding="0.97mm" fo:border="1pt solid #000000" style:writing-mode="page">
        <style:background-image/>
      </style:table-cell-properties>
    </style:style>
    <style:style style:name="rebus.H2" style:family="table-cell">
      <style:table-cell-properties fo:background-color="#f6f9d4" fo:padding="0.97mm" fo:border-left="1pt solid #000000" fo:border-right="1pt solid #000000" fo:border-top="none" fo:border-bottom="1pt solid #000000" style:writing-mode="page">
        <style:background-image/>
      </style:table-cell-properties>
    </style:style>
    <style:style style:name="rebus.A3" style:family="table-cell">
      <style:table-cell-properties fo:background-color="transparent" fo:padding="0.97mm" fo:border-left="1pt solid #000000" fo:border-right="none" fo:border-top="none" fo:border-bottom="1pt solid #000000" style:writing-mode="page">
        <style:background-image/>
      </style:table-cell-properties>
    </style:style>
    <style:style style:name="rebus.B3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rebus.C3" style:family="table-cell">
      <style:table-cell-properties fo:background-color="#b3cac7" fo:padding="0.97mm" fo:border-left="1pt solid #000000" fo:border-right="none" fo:border-top="none" fo:border-bottom="1pt solid #000000" style:writing-mode="page">
        <style:background-image/>
      </style:table-cell-properties>
    </style:style>
    <style:style style:name="rebus.B4" style:family="table-cell">
      <style:table-cell-properties fo:background-color="#f7d1d5" fo:padding="0.97mm" fo:border-left="1pt solid #000000" fo:border-right="none" fo:border-top="none" fo:border-bottom="1pt solid #000000" style:writing-mode="page">
        <style:background-image/>
      </style:table-cell-properties>
    </style:style>
    <style:style style:name="rebus.P6" style:family="table-cell">
      <style:table-cell-properties fo:background-color="#f7d1d5" fo:padding="0.97mm" fo:border-left="1pt solid #000000" fo:border-right="1pt solid #000000" fo:border-top="none" fo:border-bottom="1pt solid #000000" style:writing-mode="page">
        <style:background-image/>
      </style:table-cell-properties>
    </style:style>
    <style:style style:name="rebus.I8" style:family="table-cell">
      <style:table-cell-properties fo:background-color="#f7d1d5" fo:padding="0mm" fo:border="none" style:writing-mode="page">
        <style:background-image/>
      </style:table-cell-properties>
    </style:style>
    <style:style style:name="P1" style:family="paragraph" style:parent-style-name="Standard">
      <style:text-properties officeooo:rsid="0005a238" officeooo:paragraph-rsid="0005a238"/>
    </style:style>
    <style:style style:name="P2" style:family="paragraph" style:parent-style-name="Standard">
      <style:text-properties officeooo:paragraph-rsid="0006aca6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225c" officeooo:paragraph-rsid="000422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a238" officeooo:paragraph-rsid="0005a2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a238" officeooo:paragraph-rsid="0005a23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b3cac7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aca6" officeooo:paragraph-rsid="0005a2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b3cac7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aca6" officeooo:paragraph-rsid="0006ac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b3cac7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f67" officeooo:paragraph-rsid="00093f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b3cac7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df76" officeooo:paragraph-rsid="0007df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3cac7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aca6" officeooo:paragraph-rsid="0006ac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f67" officeooo:paragraph-rsid="00093f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a238" officeooo:paragraph-rsid="0005a2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225c" officeooo:paragraph-rsid="000422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f7d1d5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f67" officeooo:paragraph-rsid="00093f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f7d1d5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df76" officeooo:paragraph-rsid="0007df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f7d1d5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aca6" officeooo:paragraph-rsid="0006ac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f6f9d4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bde4" officeooo:paragraph-rsid="0003bde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69a8" officeooo:paragraph-rsid="000b6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f7d1d5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77ef" officeooo:paragraph-rsid="000f77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f6f9d4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bde4" officeooo:paragraph-rsid="0003bde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 style:list-style-name="L1">
      <style:text-properties officeooo:paragraph-rsid="0005a238"/>
    </style:style>
    <style:style style:name="P25" style:family="paragraph" style:parent-style-name="Standard" style:list-style-name="L1">
      <style:text-properties officeooo:rsid="0003bde4" officeooo:paragraph-rsid="0003bde4"/>
    </style:style>
    <style:style style:name="P26" style:family="paragraph" style:parent-style-name="Standard" style:list-style-name="L1">
      <style:text-properties officeooo:rsid="00093f67" officeooo:paragraph-rsid="00093f67"/>
    </style:style>
    <style:style style:name="P27" style:family="paragraph" style:parent-style-name="Standard" style:list-style-name="L1">
      <style:text-properties fo:language="ro" fo:country="RO" officeooo:rsid="0009bdee" officeooo:paragraph-rsid="0009bdee"/>
    </style:style>
    <style:style style:name="P28" style:family="paragraph" style:parent-style-name="Standard" style:list-style-name="L1">
      <style:text-properties fo:language="ro" fo:country="RO" officeooo:rsid="000f77ef" officeooo:paragraph-rsid="000f77ef"/>
    </style:style>
    <style:style style:name="P29" style:family="paragraph" style:parent-style-name="Standard" style:list-style-name="L1">
      <style:text-properties fo:language="en" fo:country="US" officeooo:rsid="0009bdee" officeooo:paragraph-rsid="0009bdee"/>
    </style:style>
    <style:style style:name="T1" style:family="text">
      <style:text-properties fo:font-variant="normal" fo:text-transform="none" fo:color="#000000" loext:opacity="100%" style:font-name="Open Sans" fo:font-size="9.60000038146973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Open Sans" fo:font-size="9.60000038146973pt" fo:letter-spacing="normal" fo:font-style="normal" fo:font-weight="normal" officeooo:rsid="0003bde4"/>
    </style:style>
    <style:style style:name="T3" style:family="text">
      <style:text-properties officeooo:rsid="0007df76"/>
    </style:style>
    <style:style style:name="T4" style:family="text">
      <style:text-properties officeooo:rsid="0003bde4"/>
    </style:style>
    <style:style style:name="T5" style:family="text">
      <style:text-properties officeooo:rsid="0009bdee"/>
    </style:style>
    <style:style style:name="T6" style:family="text">
      <style:text-properties fo:language="en" fo:country="US" officeooo:rsid="0009bdee"/>
    </style:style>
    <style:style style:name="T7" style:family="text">
      <style:text-properties fo:language="ro" fo:country="RO" officeooo:rsid="0009bdee"/>
    </style:style>
    <style:style style:name="T8" style:family="text">
      <style:text-properties officeooo:rsid="000da6d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87741130" text:style-name="L1">
        <text:list-item>
          <text:p text:style-name="P25"><text:span text:style-name="T1">Știință constituită dintr-un ansamblu închegat de noțiuni și idei, care interpretează și reflectă realitatea sub aspectele ei cele mai generale; concepție generală despre lume și viață.</text:span> </text:p>
        </text:list-item>
        <text:list-item>
          <text:p text:style-name="P24"><text:span text:style-name="T2">Intuiție pe care ființa umană o are despre propria existență</text:span><text:span text:style-name="T4"> </text:span></text:p>
        </text:list-item>
        <text:list-item>
          <text:p text:style-name="P26"><text:span text:style-name="T8">Teoria cunoașterii</text:span>.</text:p>
        </text:list-item>
        <text:list-item>
          <text:p text:style-name="P26">Domeniu al filosofiei care iși propune să abordeze existența.</text:p>
        </text:list-item>
        <text:list-item>
          <text:p text:style-name="P26">Nivel de cunoastere și con<text:span text:style-name="T5">știință</text:span><text:span text:style-name="T6">[</text:span><text:span text:style-name="T7">1</text:span><text:span text:style-name="T6">].</text:span></text:p>
        </text:list-item>
        <text:list-item>
          <text:p text:style-name="P27">Teoria generală a valorilor.</text:p>
        </text:list-item>
        <text:list-item>
          <text:p text:style-name="P28">La ce te gândești când auzi estetică?</text:p>
        </text:list-item>
        <text:list-item>
          <text:p text:style-name="P27">Studiul conceptelor și principiilor pe care se bazează modul în care judecam comportamentul uman, obiectul de cercetare îl constituie morala.</text:p>
        </text:list-item>
        <text:list-item>
          <text:p text:style-name="P29">Nivel de cunoastere și conștiință[0].</text:p>
        </text:list-item>
      </text:list>
      <text:p text:style-name="P1"/>
      <text:p text:style-name="P2"/>
      <table:table table:name="rebus" table:style-name="rebus" table:template-name="Default Style">
        <table:table-column table:style-name="rebus.A"/>
        <table:table-column table:style-name="rebus.B"/>
        <table:table-column table:style-name="rebus.C"/>
        <table:table-column table:style-name="rebus.D"/>
        <table:table-column table:style-name="rebus.C" table:number-columns-repeated="3"/>
        <table:table-column table:style-name="rebus.B"/>
        <table:table-column table:style-name="rebus.C" table:number-columns-repeated="3"/>
        <table:table-column table:style-name="rebus.B"/>
        <table:table-column table:style-name="rebus.C" table:number-columns-repeated="2"/>
        <table:table-column table:style-name="rebus.D"/>
        <table:table-column table:style-name="rebus.P"/>
        <table:table-row table:style-name="rebus.1">
          <table:table-cell table:style-name="rebus.A1" office:value-type="string">
            <text:p text:style-name="P3"/>
          </table:table-cell>
          <table:table-cell table:style-name="rebus.A1" office:value-type="string">
            <text:p text:style-name="P3"/>
          </table:table-cell>
          <table:table-cell table:style-name="rebus.A1" office:value-type="string">
            <text:p text:style-name="P3"/>
          </table:table-cell>
          <table:table-cell table:style-name="rebus.A1" office:value-type="string">
            <text:p text:style-name="P3"/>
          </table:table-cell>
          <table:table-cell table:style-name="rebus.A1" office:value-type="string">
            <text:p text:style-name="P3"/>
          </table:table-cell>
          <table:table-cell table:style-name="rebus.A1" office:value-type="string">
            <text:p text:style-name="P3"/>
          </table:table-cell>
          <table:table-cell table:style-name="rebus.A1" office:value-type="string">
            <text:p text:style-name="P3"/>
          </table:table-cell>
          <table:table-cell table:style-name="rebus.H1" office:value-type="string">
            <text:p text:style-name="P6">1.</text:p>
          </table:table-cell>
          <table:table-cell table:style-name="rebus.A1" office:value-type="string">
            <text:p text:style-name="P4"/>
          </table:table-cell>
          <table:table-cell table:style-name="rebus.A1" office:value-type="string">
            <text:p text:style-name="P4"/>
          </table:table-cell>
          <table:table-cell table:style-name="rebus.A1" office:value-type="string">
            <text:p text:style-name="P4"/>
          </table:table-cell>
          <table:table-cell table:style-name="rebus.A1" office:value-type="string">
            <text:p text:style-name="P4"/>
          </table:table-cell>
          <table:table-cell table:style-name="rebus.A1" office:value-type="string">
            <text:p text:style-name="P4"/>
          </table:table-cell>
          <table:table-cell table:style-name="rebus.A1" office:value-type="string">
            <text:p text:style-name="P4"/>
          </table:table-cell>
          <table:table-cell table:style-name="rebus.A1" office:value-type="string">
            <text:p text:style-name="P4"/>
          </table:table-cell>
          <table:table-cell table:style-name="rebus.A1" office:value-type="string">
            <text:p text:style-name="P4"/>
          </table:table-cell>
        </table:table-row>
        <table:table-row table:style-name="rebus.1">
          <table:table-cell table:style-name="rebus.A1" office:value-type="string">
            <text:p text:style-name="P3"/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  <table:table-cell table:style-name="rebus.H2" office:value-type="string">
            <text:p text:style-name="P20">F</text:p>
          </table:table-cell>
          <table:table-cell table:style-name="rebus.A1" office:value-type="string">
            <text:p text:style-name="P16"/>
          </table:table-cell>
          <table:table-cell table:style-name="rebus.A1" office:value-type="string">
            <text:p text:style-name="P16"/>
          </table:table-cell>
          <table:table-cell table:style-name="rebus.A1" office:value-type="string">
            <text:p text:style-name="P16"/>
          </table:table-cell>
          <table:table-cell table:style-name="rebus.A1" office:value-type="string">
            <text:p text:style-name="P16"/>
          </table:table-cell>
          <table:table-cell table:style-name="rebus.A1" office:value-type="string">
            <text:p text:style-name="P16"/>
          </table:table-cell>
          <table:table-cell table:style-name="rebus.A1" office:value-type="string">
            <text:p text:style-name="P16"/>
          </table:table-cell>
          <table:table-cell table:style-name="rebus.A1" office:value-type="string">
            <text:p text:style-name="P16"/>
          </table:table-cell>
          <table:table-cell table:style-name="rebus.A1" office:value-type="string">
            <text:p text:style-name="P16"/>
          </table:table-cell>
        </table:table-row>
        <table:table-row table:style-name="rebus.1">
          <table:table-cell table:style-name="rebus.A3" office:value-type="string">
            <text:p text:style-name="P5">2.</text:p>
          </table:table-cell>
          <table:table-cell table:style-name="rebus.B3" office:value-type="string">
            <text:p text:style-name="P12"/>
          </table:table-cell>
          <table:table-cell table:style-name="rebus.C3" office:value-type="string">
            <text:p text:style-name="P10">C</text:p>
          </table:table-cell>
          <table:table-cell table:style-name="rebus.C3" office:value-type="string">
            <text:p text:style-name="P11"><text:span text:style-name="T3">O</text:span> <text:s/></text:p>
          </table:table-cell>
          <table:table-cell table:style-name="rebus.C3" office:value-type="string">
            <text:p text:style-name="P10">N</text:p>
          </table:table-cell>
          <table:table-cell table:style-name="rebus.C3" office:value-type="string">
            <text:p text:style-name="P9">Ș</text:p>
          </table:table-cell>
          <table:table-cell table:style-name="rebus.C3" office:value-type="string">
            <text:p text:style-name="P10">T</text:p>
          </table:table-cell>
          <table:table-cell table:style-name="rebus.H2" office:value-type="string">
            <text:p text:style-name="P20">I</text:p>
          </table:table-cell>
          <table:table-cell table:style-name="rebus.C3" office:value-type="string">
            <text:p text:style-name="P10">I</text:p>
          </table:table-cell>
          <table:table-cell table:style-name="rebus.C3" office:value-type="string">
            <text:p text:style-name="P10">N</text:p>
          </table:table-cell>
          <table:table-cell table:style-name="rebus.C3" office:value-type="string">
            <text:p text:style-name="P9">Ț</text:p>
          </table:table-cell>
          <table:table-cell table:style-name="rebus.C3" office:value-type="string">
            <text:p text:style-name="P9">Ă</text:p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</table:table-row>
        <table:table-row table:style-name="rebus.1">
          <table:table-cell table:style-name="rebus.A3" office:value-type="string">
            <text:p text:style-name="P5">3.</text:p>
          </table:table-cell>
          <table:table-cell table:style-name="rebus.B4" office:value-type="string">
            <text:p text:style-name="P19">G</text:p>
          </table:table-cell>
          <table:table-cell table:style-name="rebus.B4" office:value-type="string">
            <text:p text:style-name="P19">N</text:p>
          </table:table-cell>
          <table:table-cell table:style-name="rebus.B4" office:value-type="string">
            <text:p text:style-name="P19">O</text:p>
          </table:table-cell>
          <table:table-cell table:style-name="rebus.B4" office:value-type="string">
            <text:p text:style-name="P19">S</text:p>
          </table:table-cell>
          <table:table-cell table:style-name="rebus.B4" office:value-type="string">
            <text:p text:style-name="P19">E</text:p>
          </table:table-cell>
          <table:table-cell table:style-name="rebus.B4" office:value-type="string">
            <text:p text:style-name="P19">O</text:p>
          </table:table-cell>
          <table:table-cell table:style-name="rebus.H2" office:value-type="string">
            <text:p text:style-name="P20">L</text:p>
          </table:table-cell>
          <table:table-cell table:style-name="rebus.B4" office:value-type="string">
            <text:p text:style-name="P19">O</text:p>
          </table:table-cell>
          <table:table-cell table:style-name="rebus.B4" office:value-type="string">
            <text:p text:style-name="P19">G</text:p>
          </table:table-cell>
          <table:table-cell table:style-name="rebus.B4" office:value-type="string">
            <text:p text:style-name="P19">I</text:p>
          </table:table-cell>
          <table:table-cell table:style-name="rebus.B4" office:value-type="string">
            <text:p text:style-name="P19">A</text:p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</table:table-row>
        <table:table-row table:style-name="rebus.1">
          <table:table-cell table:style-name="rebus.A3" office:value-type="string">
            <text:p text:style-name="P5">4.</text:p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  <table:table-cell table:style-name="rebus.C3" office:value-type="string">
            <text:p text:style-name="P8">O</text:p>
          </table:table-cell>
          <table:table-cell table:style-name="rebus.C3" office:value-type="string">
            <text:p text:style-name="P8">N</text:p>
          </table:table-cell>
          <table:table-cell table:style-name="rebus.H2" office:value-type="string">
            <text:p text:style-name="P20">O</text:p>
          </table:table-cell>
          <table:table-cell table:style-name="rebus.C3" office:value-type="string">
            <text:p text:style-name="P8">T</text:p>
          </table:table-cell>
          <table:table-cell table:style-name="rebus.C3" office:value-type="string">
            <text:p text:style-name="P7">O</text:p>
          </table:table-cell>
          <table:table-cell table:style-name="rebus.C3" office:value-type="string">
            <text:p text:style-name="P8">L</text:p>
          </table:table-cell>
          <table:table-cell table:style-name="rebus.C3" office:value-type="string">
            <text:p text:style-name="P8">O</text:p>
          </table:table-cell>
          <table:table-cell table:style-name="rebus.C3" office:value-type="string">
            <text:p text:style-name="P8">G</text:p>
          </table:table-cell>
          <table:table-cell table:style-name="rebus.C3" office:value-type="string">
            <text:p text:style-name="P8">I</text:p>
          </table:table-cell>
          <table:table-cell table:style-name="rebus.C3" office:value-type="string">
            <text:p text:style-name="P8">A</text:p>
          </table:table-cell>
          <table:table-cell table:style-name="rebus.A1" office:value-type="string">
            <text:p text:style-name="P15"/>
          </table:table-cell>
        </table:table-row>
        <table:table-row table:style-name="rebus.1">
          <table:table-cell table:style-name="rebus.A3" office:value-type="string">
            <text:p text:style-name="P5">5.</text:p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  <table:table-cell table:style-name="rebus.H2" office:value-type="string">
            <text:p text:style-name="P20">S</text:p>
          </table:table-cell>
          <table:table-cell table:style-name="rebus.B4" office:value-type="string">
            <text:p text:style-name="P19">E</text:p>
          </table:table-cell>
          <table:table-cell table:style-name="rebus.B4" office:value-type="string">
            <text:p text:style-name="P19">N</text:p>
          </table:table-cell>
          <table:table-cell table:style-name="rebus.B4" office:value-type="string">
            <text:p text:style-name="P19">Z</text:p>
          </table:table-cell>
          <table:table-cell table:style-name="rebus.B4" office:value-type="string">
            <text:p text:style-name="P19">O</text:p>
          </table:table-cell>
          <table:table-cell table:style-name="rebus.B4" office:value-type="string">
            <text:p text:style-name="P19">R</text:p>
          </table:table-cell>
          <table:table-cell table:style-name="rebus.B4" office:value-type="string">
            <text:p text:style-name="P19">I</text:p>
          </table:table-cell>
          <table:table-cell table:style-name="rebus.B4" office:value-type="string">
            <text:p text:style-name="P19">A</text:p>
          </table:table-cell>
          <table:table-cell table:style-name="rebus.P6" office:value-type="string">
            <text:p text:style-name="P19">L</text:p>
          </table:table-cell>
        </table:table-row>
        <table:table-row table:style-name="rebus.1">
          <table:table-cell table:style-name="rebus.A3" office:value-type="string">
            <text:p text:style-name="P5">6.</text:p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  <table:table-cell table:style-name="rebus.C3" office:value-type="string">
            <text:p text:style-name="P8">A</text:p>
          </table:table-cell>
          <table:table-cell table:style-name="rebus.C3" office:value-type="string">
            <text:p text:style-name="P8">X</text:p>
          </table:table-cell>
          <table:table-cell table:style-name="rebus.C3" office:value-type="string">
            <text:p text:style-name="P8">I</text:p>
          </table:table-cell>
          <table:table-cell table:style-name="rebus.H2" office:value-type="string">
            <text:p text:style-name="P20">O</text:p>
          </table:table-cell>
          <table:table-cell table:style-name="rebus.C3" office:value-type="string">
            <text:p text:style-name="P8">L</text:p>
          </table:table-cell>
          <table:table-cell table:style-name="rebus.C3" office:value-type="string">
            <text:p text:style-name="P8">O</text:p>
          </table:table-cell>
          <table:table-cell table:style-name="rebus.C3" office:value-type="string">
            <text:p text:style-name="P8">G</text:p>
          </table:table-cell>
          <table:table-cell table:style-name="rebus.C3" office:value-type="string">
            <text:p text:style-name="P8">I</text:p>
          </table:table-cell>
          <table:table-cell table:style-name="rebus.C3" office:value-type="string">
            <text:p text:style-name="P8">A</text:p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</table:table-row>
        <table:table-row table:style-name="rebus.1">
          <table:table-cell table:style-name="rebus.A3" office:value-type="string">
            <text:p text:style-name="P5">7.</text:p>
          </table:table-cell>
          <table:table-cell table:style-name="rebus.A1" office:value-type="string">
            <text:p text:style-name="P21">F</text:p>
          </table:table-cell>
          <table:table-cell table:style-name="rebus.A1" office:value-type="string">
            <text:p text:style-name="P21">I</text:p>
          </table:table-cell>
          <table:table-cell table:style-name="rebus.A1" office:value-type="string">
            <text:p text:style-name="P21">L</text:p>
          </table:table-cell>
          <table:table-cell table:style-name="rebus.A1" office:value-type="string">
            <text:p text:style-name="P21">O</text:p>
          </table:table-cell>
          <table:table-cell table:style-name="rebus.A1" office:value-type="string">
            <text:p text:style-name="P21">S</text:p>
          </table:table-cell>
          <table:table-cell table:style-name="rebus.A1" office:value-type="string">
            <text:p text:style-name="P21">O</text:p>
          </table:table-cell>
          <table:table-cell table:style-name="rebus.H2" office:value-type="string">
            <text:p text:style-name="P20">F</text:p>
          </table:table-cell>
          <table:table-cell table:style-name="rebus.I8" office:value-type="string">
            <text:p text:style-name="P22">R</text:p>
          </table:table-cell>
          <table:table-cell table:style-name="rebus.I8" office:value-type="string">
            <text:p text:style-name="P22">U</text:p>
          </table:table-cell>
          <table:table-cell table:style-name="rebus.I8" office:value-type="string">
            <text:p text:style-name="P22">M</text:p>
          </table:table-cell>
          <table:table-cell table:style-name="rebus.I8" office:value-type="string">
            <text:p text:style-name="P22">O</text:p>
          </table:table-cell>
          <table:table-cell table:style-name="rebus.I8" office:value-type="string">
            <text:p text:style-name="P22">S</text:p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</table:table-row>
        <table:table-row table:style-name="rebus.1">
          <table:table-cell table:style-name="rebus.A3" office:value-type="string">
            <text:p text:style-name="P5">8.</text:p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  <table:table-cell table:style-name="rebus.C3" office:value-type="string">
            <text:p text:style-name="P8">E</text:p>
          </table:table-cell>
          <table:table-cell table:style-name="rebus.C3" office:value-type="string">
            <text:p text:style-name="P8">T</text:p>
          </table:table-cell>
          <table:table-cell table:style-name="rebus.H2" office:value-type="string">
            <text:p text:style-name="P20">I</text:p>
          </table:table-cell>
          <table:table-cell table:style-name="rebus.C3" office:value-type="string">
            <text:p text:style-name="P8">C</text:p>
          </table:table-cell>
          <table:table-cell table:style-name="rebus.C3" office:value-type="string">
            <text:p text:style-name="P8">A</text:p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  <table:table-cell table:style-name="rebus.A1" office:value-type="string">
            <text:p text:style-name="P12"/>
          </table:table-cell>
        </table:table-row>
        <table:table-row table:style-name="rebus.1">
          <table:table-cell table:style-name="rebus.A3" office:value-type="string">
            <text:p text:style-name="P5">9.</text:p>
          </table:table-cell>
          <table:table-cell table:style-name="rebus.B4" office:value-type="string">
            <text:p text:style-name="P18">R</text:p>
          </table:table-cell>
          <table:table-cell table:style-name="rebus.B4" office:value-type="string">
            <text:p text:style-name="P17">A</text:p>
          </table:table-cell>
          <table:table-cell table:style-name="rebus.B4" office:value-type="string">
            <text:p text:style-name="P17">T</text:p>
          </table:table-cell>
          <table:table-cell table:style-name="rebus.B4" office:value-type="string">
            <text:p text:style-name="P17">I</text:p>
          </table:table-cell>
          <table:table-cell table:style-name="rebus.B4" office:value-type="string">
            <text:p text:style-name="P17">O</text:p>
          </table:table-cell>
          <table:table-cell table:style-name="rebus.B4" office:value-type="string">
            <text:p text:style-name="P17">N</text:p>
          </table:table-cell>
          <table:table-cell table:style-name="rebus.H2" office:value-type="string">
            <text:p text:style-name="P20">A</text:p>
          </table:table-cell>
          <table:table-cell table:style-name="rebus.B4" office:value-type="string">
            <text:p text:style-name="P17">L</text:p>
          </table:table-cell>
          <table:table-cell table:style-name="rebus.B3" office:value-type="string">
            <text:p text:style-name="P14"/>
          </table:table-cell>
          <table:table-cell table:style-name="rebus.A1" office:value-type="string">
            <text:p text:style-name="P13"/>
          </table:table-cell>
          <table:table-cell table:style-name="rebus.A1" office:value-type="string">
            <text:p text:style-name="P13"/>
          </table:table-cell>
          <table:table-cell table:style-name="rebus.A1" office:value-type="string">
            <text:p text:style-name="P13"/>
          </table:table-cell>
          <table:table-cell table:style-name="rebus.A1" office:value-type="string">
            <text:p text:style-name="P13"/>
          </table:table-cell>
          <table:table-cell table:style-name="rebus.A1" office:value-type="string">
            <text:p text:style-name="P13"/>
          </table:table-cell>
          <table:table-cell table:style-name="rebus.A1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ro" fo:country="R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9-08T10:05:07.388000000</dc:date>
    <meta:editing-duration>PT26M4S</meta:editing-duration>
    <meta:editing-cycles>7</meta:editing-cycles>
    <meta:document-statistic meta:table-count="1" meta:image-count="0" meta:object-count="0" meta:page-count="1" meta:paragraph-count="93" meta:word-count="181" meta:character-count="720" meta:non-whitespace-character-count="637"/>
  </office:meta>
</office:document-meta>
</file>